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3.5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3.5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8.5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3.5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5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50pt" fo:font-weight="bold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6.5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5.05pt" fo:text-indent="0.00pt" fo:margin-right="5.10pt" fo:margin-top="3.00pt"/>
    </style:style>
    <style:style style:name="P2" style:family="paragraph">
      <style:paragraph-properties fo:line-height="100.00%" fo:text-align="left" fo:margin-top="0.15pt"/>
    </style:style>
    <style:style style:name="P3" style:family="paragraph">
      <style:paragraph-properties fo:line-height="100.00%" fo:text-align="center" fo:margin-left="5.10pt" fo:text-indent="0.00pt" fo:margin-right="5.10pt" fo:margin-top="4.45pt"/>
    </style:style>
    <style:style style:name="P4" style:family="paragraph">
      <style:paragraph-properties fo:line-height="100.00%" fo:text-align="left" fo:margin-top="0.05pt"/>
    </style:style>
    <style:style style:name="P5" style:family="paragraph">
      <style:paragraph-properties fo:line-height="100.00%" fo:text-align="center" fo:margin-left="5.10pt" fo:text-indent="0.00pt" fo:margin-right="5.10pt"/>
    </style:style>
    <style:style style:name="P6" style:family="paragraph">
      <style:paragraph-properties fo:line-height="100.00%" fo:text-align="left" fo:margin-top="0.10pt"/>
    </style:style>
    <style:style style:name="P7" style:family="paragraph">
      <style:paragraph-properties fo:line-height="100.00%" fo:text-align="left" fo:margin-left="5.00pt" fo:text-indent="0.00pt" fo:margin-top="4.50pt"/>
    </style:style>
    <style:style style:name="P8" style:family="paragraph">
      <style:paragraph-properties fo:line-height="100.00%" fo:text-align="left" fo:margin-left="41.00pt" fo:text-indent="0.00pt"/>
    </style:style>
    <style:style style:name="P9" style:family="paragraph">
      <style:paragraph-properties fo:line-height="100.00%" fo:text-align="left" fo:margin-top="0.10pt"/>
    </style:style>
    <style:style style:name="P10" style:family="paragraph">
      <style:paragraph-properties fo:line-height="100.00%" fo:text-align="left" fo:margin-left="5.00pt" fo:text-indent="0.00pt" fo:margin-top="4.45pt"/>
    </style:style>
    <style:style style:name="P11" style:family="paragraph">
      <style:paragraph-properties fo:line-height="100.00%" fo:text-align="left" fo:margin-left="41.00pt" fo:text-indent="0.00pt" fo:margin-top="0.10pt"/>
    </style:style>
    <style:style style:name="P12" style:family="paragraph">
      <style:paragraph-properties fo:line-height="100.00%" fo:text-align="left" fo:margin-top="0.50pt"/>
    </style:style>
    <style:style style:name="P13" style:family="paragraph">
      <style:paragraph-properties fo:line-height="100.00%" fo:text-align="left" fo:margin-left="5.00pt" fo:text-indent="0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00pt" fo:text-indent="0.00pt"/>
    </style:style>
    <style:style style:name="P16" style:family="paragraph">
      <style:paragraph-properties fo:line-height="100.00%" fo:text-align="left" fo:margin-top="0.05pt"/>
    </style:style>
    <style:style style:name="P17" style:family="paragraph">
      <style:paragraph-properties fo:line-height="100.00%" fo:text-align="left" fo:margin-left="5.00pt" fo:text-indent="36.00pt" fo:margin-right="61.05pt"/>
    </style:style>
    <style:style style:name="P18" style:family="paragraph">
      <style:paragraph-properties fo:line-height="100.00%" fo:text-align="left" fo:margin-top="0.55pt"/>
    </style:style>
    <style:style style:name="P19" style:family="paragraph">
      <style:paragraph-properties fo:line-height="100.00%" fo:text-align="left" fo:margin-left="5.00pt" fo:text-indent="0.00pt"/>
    </style:style>
    <style:style style:name="P20" style:family="paragraph">
      <style:paragraph-properties fo:line-height="100.00%" fo:text-align="left" fo:margin-left="5.00pt" fo:text-indent="36.00pt" fo:margin-right="36.25pt"/>
    </style:style>
    <style:style style:name="P21" style:family="paragraph">
      <style:paragraph-properties fo:line-height="100.00%" fo:text-align="left" fo:margin-top="0.3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00pt" fo:text-indent="0.00pt" fo:margin-top="3.20pt"/>
    </style:style>
    <style:style style:name="P24" style:family="paragraph">
      <style:paragraph-properties fo:line-height="100.00%" fo:text-align="left" fo:margin-left="77.00pt" fo:text-indent="0.00pt"/>
    </style:style>
    <style:style style:name="P25" style:family="paragraph">
      <style:paragraph-properties fo:line-height="100.00%" fo:text-align="left" fo:margin-top="0.35pt"/>
    </style:style>
    <style:style style:name="P26" style:family="paragraph">
      <style:paragraph-properties fo:line-height="100.00%" fo:text-align="left" fo:margin-top="0.05pt"/>
    </style:style>
    <style:style style:name="P27" style:family="paragraph">
      <style:paragraph-properties fo:line-height="100.00%" fo:text-align="left" fo:margin-left="5.00pt" fo:text-indent="0.00pt" fo:margin-right="182.55pt" fo:margin-top="4.45pt"/>
    </style:style>
    <style:style style:name="P28" style:family="paragraph">
      <style:paragraph-properties fo:line-height="100.00%" fo:text-align="left" fo:margin-top="0.55pt"/>
    </style:style>
    <style:style style:name="P29" style:family="paragraph">
      <style:paragraph-properties fo:line-height="100.00%" fo:text-align="left" fo:margin-left="5.00pt" fo:text-indent="0.00pt"/>
    </style:style>
    <style:style style:name="P30" style:family="paragraph">
      <style:paragraph-properties fo:line-height="100.00%" fo:text-align="left" fo:margin-left="41.00pt" fo:text-indent="0.00pt" fo:margin-top="0.10pt"/>
    </style:style>
    <text:list-style style:name="L31">
      <text:list-level-style-bullet text:level="1" text:bullet-char="•">
        <style:list-level-properties text:space-before="47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48.00pt" fo:text-indent="-48.00pt">
        <style:tab-stops>
          <style:tab-stop style:position="-0.05pt"/>
          <style:tab-stop style:position="0.00pt"/>
        </style:tab-stops>
      </style:paragraph-properties>
    </style:style>
    <style:style style:name="P32" style:family="paragraph">
      <style:paragraph-properties fo:line-height="100.00%" fo:text-align="left" fo:margin-left="45.00pt" fo:text-indent="-45.00pt">
        <style:tab-stops>
          <style:tab-stop style:position="-0.05pt"/>
          <style:tab-stop style:position="0.0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0.50pt"/>
    </style:style>
    <style:style style:name="P35" style:family="paragraph">
      <style:paragraph-properties fo:line-height="100.00%" fo:text-align="left" fo:margin-left="5.00pt" fo:text-indent="0.00pt"/>
    </style:style>
    <style:style style:name="P36" style:family="paragraph">
      <style:paragraph-properties fo:line-height="100.00%" fo:text-align="left" fo:margin-left="41.00pt" fo:text-indent="0.00pt" fo:margin-top="0.10pt"/>
    </style:style>
    <style:style style:name="P37" style:family="paragraph">
      <style:paragraph-properties fo:line-height="100.00%" fo:text-align="left" fo:margin-top="0.35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top="0.25pt"/>
    </style:style>
    <style:style style:name="P40" style:family="paragraph">
      <style:paragraph-properties fo:line-height="100.00%" fo:text-align="left" fo:margin-left="5.00pt" fo:text-indent="0.00pt" fo:margin-top="0.05pt"/>
    </style:style>
    <style:style style:name="P41" style:family="paragraph">
      <style:paragraph-properties fo:line-height="100.00%" fo:text-align="left" fo:margin-left="41.00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00pt" fo:text-indent="0.00pt" fo:margin-top="3.20pt"/>
    </style:style>
    <style:style style:name="P44" style:family="paragraph">
      <style:paragraph-properties fo:line-height="100.00%" fo:text-align="left" fo:margin-top="0.35pt"/>
    </style:style>
    <style:style style:name="P45" style:family="paragraph">
      <style:paragraph-properties fo:line-height="100.00%" fo:text-align="left" fo:margin-top="0.50pt"/>
    </style:style>
  </office:automatic-styles>
  <office:body>
    <office:text>
      <text:p text:style-name="P1"><text:span text:style-name="T1">SPRINT</text:span><text:span text:style-name="T2"><text:s/></text:span><text:span text:style-name="T3">2</text:span><text:span text:style-name="T4"/></text:p>
      <text:p text:style-name="P2"><text:span text:style-name="T5"/></text:p>
      <text:p text:style-name="P3"><text:span text:style-name="T6">TEAM</text:span><text:span text:style-name="T7"><text:s/></text:span><text:span text:style-name="T8">ID:</text:span><text:span text:style-name="T9"><text:s/></text:span><text:span text:style-name="T10">PNT2022TMID41957</text:span></text:p>
      <text:p text:style-name="P4"><text:span text:style-name="T10"/></text:p>
      <text:p text:style-name="P5"><text:span text:style-name="T11">REAL</text:span><text:span text:style-name="T12"><text:s/></text:span><text:span text:style-name="T13">TIME</text:span><text:span text:style-name="T14"><text:s/></text:span><text:span text:style-name="T15">RIVER</text:span><text:span text:style-name="T16"><text:s/></text:span><text:span text:style-name="T17">WATER</text:span><text:span text:style-name="T18"><text:s/></text:span><text:span text:style-name="T19">QUALITY</text:span><text:span text:style-name="T20"><text:s/></text:span><text:span text:style-name="T21">MONITORING</text:span><text:span text:style-name="T22"><text:s/></text:span><text:span text:style-name="T23">AND</text:span><text:span text:style-name="T24"><text:s/></text:span><text:span text:style-name="T25">CONTROL</text:span><text:span text:style-name="T26"><text:s/></text:span><text:span text:style-name="T27">SYSTEM</text:span><text:span text:style-name="T28"/></text:p>
      <text:p text:style-name="P6"><text:span text:style-name="T29"/></text:p>
      <text:p text:style-name="P7"><text:span text:style-name="T30">AIM:</text:span></text:p>
      <text:p text:style-name="P8"><text:span text:style-name="T31">To</text:span><text:span text:style-name="T32"><text:s/></text:span><text:span text:style-name="T33">create</text:span><text:span text:style-name="T34"><text:s/></text:span><text:span text:style-name="T35">device</text:span><text:span text:style-name="T36"><text:s/></text:span><text:span text:style-name="T37">in</text:span><text:span text:style-name="T38"><text:s/></text:span><text:span text:style-name="T39">the</text:span><text:span text:style-name="T40"><text:s/></text:span><text:span text:style-name="T41">IOT Watson</text:span><text:span text:style-name="T42"><text:s/></text:span><text:span text:style-name="T43">Platform</text:span><text:span text:style-name="T44"><text:s/></text:span><text:span text:style-name="T45">and</text:span><text:span text:style-name="T46"><text:s/></text:span><text:span text:style-name="T47">Configure</text:span><text:span text:style-name="T48"><text:s/></text:span><text:span text:style-name="T49">Node</text:span><text:span text:style-name="T50"><text:s/></text:span><text:span text:style-name="T51">Red</text:span><text:span text:style-name="T52"><text:s/></text:span><text:span text:style-name="T53">Services.</text:span></text:p>
      <text:p text:style-name="P9"><text:span text:style-name="T54"/></text:p>
      <text:p text:style-name="P10"><text:span text:style-name="T55">REQUIREMENT:</text:span></text:p>
      <text:p text:style-name="P11"><text:span text:style-name="T56">IBM</text:span><text:span text:style-name="T57"><text:s/></text:span><text:span text:style-name="T58">cloud,</text:span><text:span text:style-name="T59"><text:s/></text:span><text:span text:style-name="T60">IBM</text:span><text:span text:style-name="T61"><text:s/></text:span><text:span text:style-name="T62">IOT</text:span><text:span text:style-name="T63"><text:s/></text:span><text:span text:style-name="T64">WATSON</text:span><text:span text:style-name="T65"><text:s/></text:span><text:span text:style-name="T66">PLATFORM,NODE</text:span><text:span text:style-name="T67"><text:s/></text:span><text:span text:style-name="T68">RED</text:span><text:span text:style-name="T69"><text:s/></text:span><text:span text:style-name="T70">SERVICES.</text:span></text:p>
      <text:p text:style-name="P12"><text:span text:style-name="T71"/></text:p>
      <text:p text:style-name="P13"><text:span text:style-name="T72">WORKFLOW:</text:span></text:p>
      <text:p text:style-name="P14"><text:span text:style-name="T72"/></text:p>
      <text:p text:style-name="P15"><text:span text:style-name="T72">STEP</text:span><text:span text:style-name="T73"><text:s/></text:span><text:span text:style-name="T74">1:</text:span></text:p>
      <text:p text:style-name="P16"><text:span text:style-name="T74"/></text:p>
      <text:p text:style-name="P17"><text:span text:style-name="T75">Log on to IBM cloud and create IBM Watson IOT Platform from IBM cloud</text:span><text:span text:style-name="T76"><text:s/></text:span><text:span text:style-name="T77">Dashboard.</text:span></text:p>
      <text:p text:style-name="P18"><text:span text:style-name="T78"/></text:p>
      <text:p text:style-name="P19"><text:span text:style-name="T79">STEP</text:span><text:span text:style-name="T80"><text:s/></text:span><text:span text:style-name="T81">2:</text:span></text:p>
      <text:p text:style-name="P20"><text:span text:style-name="T82">After Creating IBM Watson IOT Platform,create an Organization (ex.84708c ID:</text:span><text:span text:style-name="T83"><text:s/></text:span><text:span text:style-name="T84">84708c</text:span><text:span text:style-name="T85"><text:s/></text:span><text:span text:style-name="T86">Bluemix</text:span><text:span text:style-name="T87"><text:s/></text:span><text:span text:style-name="T88">Free)</text:span></text:p>
      <text:p text:style-name="P21"><text:span text:style-name="T89"/></text:p>
      <text:p text:style-name="P22"><text:span text:style-name="T89"/></text:p>
      <text:p text:style-name="P23"><text:span text:style-name="T90">STEP</text:span><text:span text:style-name="T91"><text:s/></text:span><text:span text:style-name="T92">3:</text:span></text:p>
      <text:p text:style-name="P24"><text:span text:style-name="T93">Create</text:span><text:span text:style-name="T94"><text:s/></text:span><text:span text:style-name="T95">an</text:span><text:span text:style-name="T96"><text:s/></text:span><text:span text:style-name="T97">device</text:span><text:span text:style-name="T98"><text:s/></text:span><text:span text:style-name="T99">IBM</text:span><text:span text:style-name="T100"><text:s/></text:span><text:span text:style-name="T101">IOT</text:span><text:span text:style-name="T102"><text:s/></text:span><text:span text:style-name="T103">PALTFORM.</text:span></text:p>
      <text:p text:style-name="P25"><draw:frame text:anchor-type="as-char" svg:width="172.14mm" svg:height="67.14mm" style:rel-width="scale" style:rel-height="scale"><draw:object-ole xlink:href="OleObj1"/><draw:image xlink:href="ObjectReplacements/OleObj1"/></draw:frame><text:span text:style-name="T105"/></text:p>
      <text:p text:style-name="P26"><text:span text:style-name="T106"/></text:p>
      <text:p text:style-name="P27"><text:span text:style-name="T107">TYPE THE REQUIRED FIELDS (TYPE: ESP32 , ID: 1234)</text:span><text:span text:style-name="T108"><text:s/></text:span><text:span text:style-name="T109">GIVE</text:span><text:span text:style-name="T110"><text:s/></text:span><text:span text:style-name="T111">AUTH-TOKEN.</text:span></text:p>
      <text:p text:style-name="P28"><text:span text:style-name="T112"/></text:p>
      <text:p text:style-name="P29"><text:span text:style-name="T113">STEP</text:span><text:span text:style-name="T114"><text:s/></text:span><text:span text:style-name="T115">4:</text:span></text:p>
      <text:p text:style-name="P30"><text:span text:style-name="T116">NODE</text:span><text:span text:style-name="T117"><text:s/></text:span><text:span text:style-name="T118">RED</text:span><text:span text:style-name="T119"><text:s/></text:span><text:span text:style-name="T120">SERVICE</text:span></text:p>
      <text:list text:style-name="L31">
        <text:list-item>
          <text:p text:style-name="P31"><text:span text:style-name="T120">INSTALL</text:span><text:span text:style-name="T121"><text:s/></text:span><text:span text:style-name="T122">IBM</text:span><text:span text:style-name="T123"><text:s/></text:span><text:span text:style-name="T124">IOT</text:span><text:span text:style-name="T125"><text:s/></text:span><text:span text:style-name="T126">IN</text:span><text:span text:style-name="T127"><text:s/></text:span><text:span text:style-name="T128">MANGE</text:span><text:span text:style-name="T129"><text:s/></text:span><text:span text:style-name="T130">PALETTE.</text:span></text:p>
        </text:list-item>
        <text:list-item>
          <text:p text:style-name="P32"><text:span text:style-name="T130">INSTALL</text:span><text:span text:style-name="T131"><text:s/></text:span><text:span text:style-name="T132">NODE</text:span><text:span text:style-name="T133"><text:s/></text:span><text:span text:style-name="T134">RED</text:span><text:span text:style-name="T135"><text:s/></text:span><text:span text:style-name="T136">DASHBOARD.</text:span></text:p>
        </text:list-item>
      </text:list>
      <text:p text:style-name="P33"><text:span text:style-name="T137"/></text:p>
      <text:p text:style-name="P34"><text:span text:style-name="T138"/></text:p>
      <text:p text:style-name="P35"><text:span text:style-name="T139">STEP</text:span><text:span text:style-name="T140"><text:s/></text:span><text:span text:style-name="T141">5:</text:span></text:p>
      <text:p text:style-name="P36"><text:span text:style-name="T141">Configuring</text:span><text:span text:style-name="T142"><text:s/></text:span><text:span text:style-name="T143">the</text:span><text:span text:style-name="T144"><text:s/></text:span><text:span text:style-name="T145">corresponding</text:span><text:span text:style-name="T146"><text:s/></text:span><text:span text:style-name="T147">nodes</text:span></text:p>
      <text:p text:style-name="P37"><draw:frame text:anchor-type="as-char" svg:width="172.50mm" svg:height="65.36mm" style:rel-width="scale" style:rel-height="scale"><draw:object-ole xlink:href="OleObj2"/><draw:image xlink:href="ObjectReplacements/OleObj2"/></draw:frame><text:span text:style-name="T149"/></text:p>
      <text:p text:style-name="P38"><text:span text:style-name="T150"/></text:p>
      <text:p text:style-name="P39"><text:span text:style-name="T151"/></text:p>
      <text:p text:style-name="P40"><text:span text:style-name="T152">STEP</text:span><text:span text:style-name="T153"><text:s/></text:span><text:span text:style-name="T154">6:</text:span></text:p>
      <text:p text:style-name="P41"><text:span text:style-name="T155">Deploy</text:span><text:span text:style-name="T156"><text:s/></text:span><text:span text:style-name="T157">the</text:span><text:span text:style-name="T158"><text:s/></text:span><text:span text:style-name="T159">Services</text:span><text:span text:style-name="T160"><text:s/></text:span><text:span text:style-name="T161">and</text:span><text:span text:style-name="T162"><text:s/></text:span><text:span text:style-name="T163">verify</text:span><text:span text:style-name="T164"><text:s/></text:span><text:span text:style-name="T165">the</text:span><text:span text:style-name="T166"><text:s/></text:span><text:span text:style-name="T167">output values.</text:span></text:p>
      <text:p text:style-name="P42"><text:span text:style-name="T168"/></text:p>
      <text:p text:style-name="P43"><text:span text:style-name="T169">OUTPUT</text:span><text:span text:style-name="T170"><text:s/></text:span><text:span text:style-name="T171">IN</text:span><text:span text:style-name="T172"><text:s/></text:span><text:span text:style-name="T173">IBM</text:span><text:span text:style-name="T174"><text:s/></text:span><text:span text:style-name="T175">WATSON</text:span><text:span text:style-name="T176"><text:s/></text:span><text:span text:style-name="T177">IOT</text:span><text:span text:style-name="T178"><text:s/></text:span><text:span text:style-name="T179">PLATFORM:</text:span></text:p>
      <text:p text:style-name="P44"><draw:frame text:anchor-type="as-char" svg:width="132.50mm" svg:height="110.71mm" style:rel-width="scale" style:rel-height="scale"><draw:object-ole xlink:href="OleObj3"/><draw:image xlink:href="ObjectReplacements/OleObj3"/></draw:frame><text:span text:style-name="T181"/></text:p>
      <text:p text:style-name="P45"><text:span text:style-name="T1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